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View.createPartControl( Composit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rtView.setFoc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rtView.selectionChanged( IWorkbenchPart part , ISelection s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